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Table_20_Contents">
      <style:paragraph-properties fo:line-height="142%"/>
      <style:text-properties fo:font-weight="bold"/>
    </style:style>
    <style:style style:name="P7" style:family="paragraph" style:parent-style-name="Table_20_Contents">
      <style:paragraph-properties fo:line-height="142%"/>
    </style:style>
    <style:style style:name="P8" style:family="paragraph" style:parent-style-name="Table_20_Heading">
      <style:paragraph-properties fo:line-height="142%" fo:text-align="center" style:justify-single-word="false"/>
    </style:style>
    <style:style style:name="P9" style:family="paragraph" style:parent-style-name="Text_20_body">
      <style:text-properties officeooo:rsid="002de2a8" officeooo:paragraph-rsid="002de2a8"/>
    </style:style>
    <style:style style:name="P10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12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paragraph-rsid="002afa2d"/>
    </style:style>
    <style:style style:name="P15" style:family="paragraph" style:parent-style-name="Standard">
      <style:text-properties officeooo:rsid="0031714b" officeooo:paragraph-rsid="0031714b"/>
    </style:style>
    <style:style style:name="P16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padding="0in" loext:border="none"/>
    </style:style>
    <style:style style:name="P17" style:family="paragraph" style:parent-style-name="Text_20_body">
      <style:text-properties officeooo:rsid="002f884f" officeooo:paragraph-rsid="002f884f"/>
    </style:style>
    <style:style style:name="P18" style:family="paragraph" style:parent-style-name="Text_20_body">
      <style:text-properties fo:font-style="normal" fo:font-weight="normal" officeooo:rsid="0031714b" officeooo:paragraph-rsid="0031714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weight="normal" officeooo:paragraph-rsid="0031714b"/>
    </style:style>
    <style:style style:name="P20" style:family="paragraph" style:parent-style-name="Text_20_body">
      <style:text-properties fo:font-weight="normal" officeooo:rsid="00355d7f" officeooo:paragraph-rsid="00355d7f"/>
    </style:style>
    <style:style style:name="P21" style:family="paragraph" style:parent-style-name="Text_20_body">
      <style:text-properties fo:font-weight="normal" officeooo:paragraph-rsid="003606de"/>
    </style:style>
    <style:style style:name="P22" style:family="paragraph" style:parent-style-name="Text_20_body">
      <style:text-properties fo:font-weight="normal" officeooo:rsid="003606de" officeooo:paragraph-rsid="003606d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5" style:family="text">
      <style:text-properties officeooo:rsid="001efdc0"/>
    </style:style>
    <style:style style:name="T26" style:family="text">
      <style:text-properties fo:font-weight="bold"/>
    </style:style>
    <style:style style:name="T27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25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7">$BASH</text:span><text:span text:style-name="T4"> this is example of system variable that tell the location of bash on your machine</text:span></text:p>
      <text:p text:style-name="P4"><text:span text:style-name="T1">5. </text:span><text:span text:style-name="T16">$BASH_VERSION </text:span><text:span text:style-name="T1">This tell the bash version on the machine</text:span></text:p>
      <text:p text:style-name="P4"><text:span text:style-name="T1">6. </text:span><text:span text:style-name="T16">$HOME </text:span><text:span text:style-name="T1">This gives the home directory</text:span></text:p>
      <text:p text:style-name="P4"><text:span text:style-name="T1">7. </text:span><text:span text:style-name="T16">$PWD</text:span><text:span text:style-name="T1"> This gives the working directory</text:span></text:p>
      <text:p text:style-name="P4"><text:span text:style-name="T1">8. </text:span><text:span text:style-name="T18">read &lt;variable name&gt; </text:span><text:span text:style-name="T5">This command takes input from user and store it in the variable given</text:span></text:p>
      <text:p text:style-name="P5"><text:span text:style-name="T5">9. </text:span><text:span text:style-name="T18">read -p <text:s/></text:span><text:span text:style-name="T19">&lt;’</text:span><text:span text:style-name="T20">Username</text:span><text:span text:style-name="T18">’</text:span><text:span text:style-name="T19">&gt; </text:span><text:span text:style-name="T18">&lt;variable name&gt;</text:span><text:span text:style-name="T5"> -</text:span><text:span text:style-name="T6">p flag allow the user to enter the input on the same line with the displayed string</text:span></text:p>
      <text:p text:style-name="P14"><text:span text:style-name="T7">10. </text:span><text:span text:style-name="T18">read -</text:span><text:span text:style-name="T20">s</text:span><text:span text:style-name="T18">p <text:s/></text:span><text:span text:style-name="T19">&lt;’</text:span><text:span text:style-name="T20">Password’</text:span><text:span text:style-name="T19">&gt; </text:span><text:span text:style-name="T18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15"><text:span text:style-name="T7">1</text:span><text:span text:style-name="T1">1. </text:span><text:span text:style-name="T16">chmod +x pass_argument.sh</text:span><text:span text:style-name="T1"> this is to change the executable permission of the file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3171111184">
          <table:table-cell table:style-name="Table1.A1" office:value-type="string">
            <text:p text:style-name="P8">Operator</text:p>
          </table:table-cell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8">Example</text:p>
          </table:table-cell>
        </table:table-row>
        <table:table-row table:style-name="TableLine94923171143696">
          <table:table-cell table:style-name="Table1.A2" office:value-type="string">
            <text:p text:style-name="P6">-eq</text:p>
          </table:table-cell>
          <table:table-cell table:style-name="Table1.B2" office:value-type="string">
            <text:p text:style-name="P7">Checks if the value of two operands are equal or not; if yes, then the condition becomes true.</text:p>
          </table:table-cell>
          <table:table-cell table:style-name="Table1.C2" office:value-type="string">
            <text:p text:style-name="P7">[ $a -eq $b ] is not true.</text:p>
          </table:table-cell>
        </table:table-row>
        <table:table-row table:style-name="TableLine94923171145552">
          <table:table-cell table:style-name="Table1.A3" office:value-type="string">
            <text:p text:style-name="P6">-ne</text:p>
          </table:table-cell>
          <table:table-cell table:style-name="Table1.B3" office:value-type="string">
            <text:p text:style-name="P7">Checks if the value of two operands are equal or not; if values are not equal, then the condition becomes true.</text:p>
          </table:table-cell>
          <table:table-cell table:style-name="Table1.C3" office:value-type="string">
            <text:p text:style-name="P7">[ $a -ne $b ] is true.</text:p>
          </table:table-cell>
        </table:table-row>
        <table:table-row table:style-name="TableLine94923171147856">
          <table:table-cell table:style-name="Table1.A4" office:value-type="string">
            <text:p text:style-name="P6">-gt</text:p>
          </table:table-cell>
          <table:table-cell table:style-name="Table1.B4" office:value-type="string">
            <text:p text:style-name="P7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7">[ $a -gt $b ] is not true.</text:p>
          </table:table-cell>
        </table:table-row>
        <table:table-row table:style-name="TableLine94923171150336">
          <table:table-cell table:style-name="Table1.A5" office:value-type="string">
            <text:p text:style-name="P6">-lt</text:p>
          </table:table-cell>
          <table:table-cell table:style-name="Table1.B5" office:value-type="string">
            <text:p text:style-name="P7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7">[ $a -lt $b ] is true.</text:p>
          </table:table-cell>
        </table:table-row>
        <table:table-row table:style-name="TableLine94923171152896">
          <table:table-cell table:style-name="Table1.A6" office:value-type="string">
            <text:p text:style-name="P6">-ge</text:p>
          </table:table-cell>
          <table:table-cell table:style-name="Table1.B6" office:value-type="string">
            <text:p text:style-name="P7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7">[ $a -ge $b ] is not true.</text:p>
          </table:table-cell>
        </table:table-row>
        <table:table-row table:style-name="TableLine94923171155440">
          <table:table-cell table:style-name="Table1.A7" office:value-type="string">
            <text:p text:style-name="P6">-le</text:p>
          </table:table-cell>
          <table:table-cell table:style-name="Table1.B7" office:value-type="string">
            <text:p text:style-name="P7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7">[ $a -le $b ] is true.</text:p>
          </table:table-cell>
        </table:table-row>
      </table:table>
      <text:p text:style-name="P13"/>
      <text:h text:style-name="P12" text:outline-level="2">Arithmetic Operators</text:h>
      <text:p text:style-name="P10">The following arithmetic operators are supported by Bourne Shell.</text:p>
      <text:p text:style-name="P10">Assume variable <text:span text:style-name="T26">a</text:span> holds 10 and variable <text:span text:style-name="T26">b</text:span> holds 20 then −</text:p>
      <text:p text:style-name="P11"><text:a xlink:type="simple" xlink:href="https://www.tutorialspoint.com/unix/unix-arithmetic-operators.htm" text:style-name="Internet_20_link" text:visited-style-name="Visited_20_Internet_20_Link"><text:span text:style-name="T27">Show Examples</text:span></text:a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Line94923171159232">
          <table:table-cell table:style-name="Table2.A1" office:value-type="string">
            <text:p text:style-name="P8">Operator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Example</text:p>
          </table:table-cell>
        </table:table-row>
        <table:table-row table:style-name="TableLine94923171197008">
          <table:table-cell table:style-name="Table2.A2" office:value-type="string">
            <text:p text:style-name="P7">+ (Addition)</text:p>
          </table:table-cell>
          <table:table-cell table:style-name="Table2.B2" office:value-type="string">
            <text:p text:style-name="P7">Adds values on either side of the operator</text:p>
          </table:table-cell>
          <table:table-cell table:style-name="Table2.C2" office:value-type="string">
            <text:p text:style-name="P7">`expr $a + $b` will give 30</text:p>
          </table:table-cell>
        </table:table-row>
        <table:table-row table:style-name="TableLine94923171198864">
          <table:table-cell table:style-name="Table2.A3" office:value-type="string">
            <text:p text:style-name="P7">- (Subtraction)</text:p>
          </table:table-cell>
          <table:table-cell table:style-name="Table2.B3" office:value-type="string">
            <text:p text:style-name="P7">Subtracts right hand operand from left hand operand</text:p>
          </table:table-cell>
          <table:table-cell table:style-name="Table2.C3" office:value-type="string">
            <text:p text:style-name="P7">`expr $a - $b` will give -10</text:p>
          </table:table-cell>
        </table:table-row>
        <table:table-row table:style-name="TableLine94923171201168">
          <table:table-cell table:style-name="Table2.A4" office:value-type="string">
            <text:p text:style-name="P7">* (Multiplication)</text:p>
          </table:table-cell>
          <table:table-cell table:style-name="Table2.B4" office:value-type="string">
            <text:p text:style-name="P7">Multiplies values on either side of the operator</text:p>
          </table:table-cell>
          <table:table-cell table:style-name="Table2.C4" office:value-type="string">
            <text:p text:style-name="P7">`expr $a \* $b` will give 200</text:p>
          </table:table-cell>
        </table:table-row>
        <table:table-row table:style-name="TableLine94923171203648">
          <table:table-cell table:style-name="Table2.A5" office:value-type="string">
            <text:p text:style-name="P7">/ (Division)</text:p>
          </table:table-cell>
          <table:table-cell table:style-name="Table2.B5" office:value-type="string">
            <text:p text:style-name="P7">Divides left hand operand by right hand operand</text:p>
          </table:table-cell>
          <table:table-cell table:style-name="Table2.C5" office:value-type="string">
            <text:p text:style-name="P7">`expr $b / $a` will give 2</text:p>
          </table:table-cell>
        </table:table-row>
        <table:table-row table:style-name="TableLine94923171206048">
          <table:table-cell table:style-name="Table2.A6" office:value-type="string">
            <text:p text:style-name="P7">% (Modulus)</text:p>
          </table:table-cell>
          <table:table-cell table:style-name="Table2.B6" office:value-type="string">
            <text:p text:style-name="P7">Divides left hand operand by right hand operand and returns remainder</text:p>
          </table:table-cell>
          <table:table-cell table:style-name="Table2.C6" office:value-type="string">
            <text:p text:style-name="P7">`expr $b % $a` will give 0</text:p>
          </table:table-cell>
        </table:table-row>
        <table:table-row table:style-name="TableLine94923171208592">
          <table:table-cell table:style-name="Table2.A7" office:value-type="string">
            <text:p text:style-name="P7">= (Assignment)</text:p>
          </table:table-cell>
          <table:table-cell table:style-name="Table2.B7" office:value-type="string">
            <text:p text:style-name="P7">Assigns right operand in left operand</text:p>
          </table:table-cell>
          <table:table-cell table:style-name="Table2.C7" office:value-type="string">
            <text:p text:style-name="P7">a = $b would assign value of b into a</text:p>
          </table:table-cell>
        </table:table-row>
        <table:table-row table:style-name="TableLine94923171211184">
          <table:table-cell table:style-name="Table2.A8" office:value-type="string">
            <text:p text:style-name="P7">== (Equality)</text:p>
          </table:table-cell>
          <table:table-cell table:style-name="Table2.B8" office:value-type="string">
            <text:p text:style-name="P7">Compares two numbers, if both are same then returns true.</text:p>
          </table:table-cell>
          <table:table-cell table:style-name="Table2.C8" office:value-type="string">
            <text:p text:style-name="P7">[ $a == $b ] would return false.</text:p>
          </table:table-cell>
        </table:table-row>
        <table:table-row table:style-name="TableLine94923171213776">
          <table:table-cell table:style-name="Table2.A9" office:value-type="string">
            <text:p text:style-name="P7">!= (Not Equality)</text:p>
          </table:table-cell>
          <table:table-cell table:style-name="Table2.B9" office:value-type="string">
            <text:p text:style-name="P7">Compares two numbers, if both are different then returns true.</text:p>
          </table:table-cell>
          <table:table-cell table:style-name="Table2.C9" office:value-type="string">
            <text:p text:style-name="P7">[ $a != $b ] would return true.</text:p>
          </table:table-cell>
        </table:table-row>
      </table:table>
      <text:p text:style-name="P10">It is very important to understand that all the conditional expressions should be inside square braces with spaces around them, for example <text:span text:style-name="T26">[ $a == $b ]</text:span> is correct whereas, <text:span text:style-name="T26">[$a==$b]</text:span> is incorrect.</text:p>
      <text:p text:style-name="Text_20_body"><text:span text:style-name="T8">1</text:span><text:span text:style-name="T9">2</text:span><text:span text:style-name="T8">. </text:span><text:span text:style-name="T21">read -a &lt;variable name&gt;</text:span><text:span text:style-name="T8"> this command with -a flag makes it possible to enter an array</text:span></text:p>
      <text:p text:style-name="P9"><text:span text:style-name="T1">1</text:span><text:span text:style-name="T9">3</text:span><text:span text:style-name="T1">. e</text:span><text:span text:style-name="T16">cho “names : ${names[0]}, ${names[1]}, ${names[2]}” </text:span><text:span text:style-name="T1">this command is use to print an array with index number, with the variable name “names”</text:span></text:p>
      <text:p text:style-name="P17"><text:span text:style-name="T1">Note: if you have </text:span><text:span text:style-name="T16">read</text:span><text:span text:style-name="T1"> without specifying the variable to store the input value, the input will automatically store inside a system variable called </text:span><text:span text:style-name="T16">$REPLY</text:span></text:p>
      <text:p text:style-name="P19"><text:span text:style-name="T12">14.</text:span><text:span text:style-name="T13"> </text:span><text:span text:style-name="T22">echo $0 $1 $2 $3 </text:span><text:span text:style-name="T13">this </text:span><text:span text:style-name="T14">command is use to pass argument in shell scripting. $0 is the variable that house the name of the script and $1 is the variable that house the the first argument pass in to the script, and so on.</text:span></text:p>
      <text:p text:style-name="P21"><text:span text:style-name="T14">15. </text:span><text:span text:style-name="T23">arg=(“$@”)</text:span><text:span text:style-name="T24"> </text:span><text:span text:style-name="T15">This is a variable that store the argument as an array. To print this array we then follow point 13 above. Eg echo ${arg[0]} ${arg[1]}</text:span></text:p>
      <text:p text:style-name="P22"><text:span text:style-name="T11">16. </text:span><text:span text:style-name="T16">echo $@ </text:span><text:span text:style-name="T11">this is to print the argument as an array</text:span></text:p>
      <text:p text:style-name="P22"><text:span text:style-name="T11">17. </text:span><text:span text:style-name="T16">echo $# </text:span><text:span text:style-name="T11">this is to print the numbers of argument passed into the array</text:span></text:p>
      <text:p text:style-name="P20"><text:soft-page-break/><text:span text:style-name="T11"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03T22:18:26.653033442</dc:date>
    <meta:editing-duration>PT13H48M32S</meta:editing-duration>
    <meta:editing-cycles>10</meta:editing-cycles>
    <meta:document-statistic meta:table-count="2" meta:image-count="0" meta:object-count="0" meta:page-count="3" meta:paragraph-count="71" meta:word-count="774" meta:character-count="4125" meta:non-whitespace-character-count="3420"/>
  </office:meta>
</office:document-meta>
</file>